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222222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1">
      <style:text-properties fo:color="#222222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1"/>
    <style:style style:name="ce5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atos obtenidos:</text:p>
          </table:table-cell>
          <table:table-cell table:style-name="Default"/>
          <table:table-cell table:number-columns-repeated="7"/>
        </table:table-row>
        <table:table-row table:style-name="ro2">
          <table:table-cell table:style-name="ce1" office:value-type="string" calcext:value-type="string">
            <text:p>Hora ajustada a las 22:22:00 del 14/02/15 con la hora de la pc. Ver cuanto atrasa.</text:p>
            <text:p/>
          </table:table-cell>
          <table:table-cell table:style-name="Default"/>
          <table:table-cell table:number-columns-repeated="7"/>
        </table:table-row>
        <table:table-row table:style-name="ro1">
          <table:table-cell table:style-name="ce2" office:value-type="time" office:time-value="PT1009198H21M59.999998435S" calcext:value-type="time">
            <text:p>22:22:00</text:p>
          </table:table-cell>
          <table:table-cell table:style-name="Default" office:value-type="string" calcext:value-type="string">
            <text:p>Con el Sistema apagado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Hora Real</text:p>
          </table:table-cell>
          <table:table-cell table:style-name="ce3" office:value-type="string" calcext:value-type="string">
            <text:p>Fecha Real</text:p>
          </table:table-cell>
          <table:table-cell table:style-name="ce3" office:value-type="string" calcext:value-type="string">
            <text:p>Hora RTC</text:p>
          </table:table-cell>
          <table:table-cell table:style-name="ce3" office:value-type="string" calcext:value-type="string">
            <text:p>retraso</text:p>
          </table:table-cell>
          <table:table-cell table:style-name="ce3" office:value-type="string" calcext:value-type="string">
            <text:p>Cantidad de horas</text:p>
          </table:table-cell>
          <table:table-cell table:style-name="ce3" office:value-type="string" calcext:value-type="string">
            <text:p>ppm</text:p>
          </table:table-cell>
          <table:table-cell office:value-type="string" calcext:value-type="string">
            <text:p>PARCIALES</text:p>
          </table:table-cell>
          <table:table-cell office:value-type="string" calcext:value-type="string">
            <text:p>RETRASO PARCIAL</text:p>
          </table:table-cell>
          <table:table-cell office:value-type="string" calcext:value-type="string">
            <text:p>ppm parcial</text:p>
          </table:table-cell>
        </table:table-row>
        <table:table-row table:style-name="ro1">
          <table:table-cell table:style-name="ce4" office:value-type="time" office:time-value="PT1009200H31M59.999999972S" calcext:value-type="time">
            <text:p>00:32:00</text:p>
          </table:table-cell>
          <table:table-cell table:style-name="ce5" office:value-type="date" office:date-value="2015-02-14" calcext:value-type="date">
            <text:p>14/02/15</text:p>
          </table:table-cell>
          <table:table-cell table:style-name="ce4" office:value-type="time" office:time-value="PT1009200H31M28.999999641S" calcext:value-type="time">
            <text:p>00:31:29</text:p>
          </table:table-cell>
          <table:table-cell table:style-name="ce4" table:formula="of:=[.A5]-[.C5]" office:value-type="time" office:time-value="PT00H00M30.999999703S" calcext:value-type="time">
            <text:p>00:00:31</text:p>
          </table:table-cell>
          <table:table-cell table:style-name="ce4" table:formula="of:=[.A5]-[.$A$3]" office:value-type="time" office:time-value="PT02H10M00.000000279S" calcext:value-type="time">
            <text:p>02:10:00</text:p>
          </table:table-cell>
          <table:table-cell table:formula="of:=[.D5]/[.E5]*1000000" office:value-type="float" office:value="3974.35893613989" calcext:value-type="float">
            <text:p>3974,3589361399</text:p>
          </table:table-cell>
          <table:table-cell table:style-name="ce4" table:formula="of:=[.A5]-[.A3]" office:value-type="time" office:time-value="PT02H10M00.000000279S" calcext:value-type="time">
            <text:p>02:10:00</text:p>
          </table:table-cell>
          <table:table-cell table:style-name="ce4" table:formula="of:=[.D5]" office:value-type="time" office:time-value="PT00H00M30.999999703S" calcext:value-type="time">
            <text:p>00:00:31</text:p>
          </table:table-cell>
          <table:table-cell table:formula="of:=[.H5]/[.G5]*1000000" office:value-type="float" office:value="3974.35893613989" calcext:value-type="float">
            <text:p>3974,3589361399</text:p>
          </table:table-cell>
        </table:table-row>
        <table:table-row table:style-name="ro1">
          <table:table-cell table:style-name="ce4" office:value-type="time" office:time-value="PT1009200H33M00.000000168S" calcext:value-type="time">
            <text:p>00:33:00</text:p>
          </table:table-cell>
          <table:table-cell table:style-name="ce5" office:value-type="date" office:date-value="2015-02-15" calcext:value-type="date">
            <text:p>15/02/15</text:p>
          </table:table-cell>
          <table:table-cell table:style-name="ce4" office:value-type="time" office:time-value="PT1009200H32M28.999999836S" calcext:value-type="time">
            <text:p>00:32:29</text:p>
          </table:table-cell>
          <table:table-cell table:style-name="ce4" table:formula="of:=[.A6]-[.C6]" office:value-type="time" office:time-value="PT00H00M31.000000332S" calcext:value-type="time">
            <text:p>00:00:31</text:p>
          </table:table-cell>
          <table:table-cell table:style-name="ce4" table:formula="of:=[.A6]-[.$A$3]" office:value-type="time" office:time-value="PT02H11M00.000000475S" calcext:value-type="time">
            <text:p>02:11:00</text:p>
          </table:table-cell>
          <table:table-cell table:formula="of:=[.D6]/[.E6]*1000000" office:value-type="float" office:value="3944.02039823493" calcext:value-type="float">
            <text:p>3944,0203982349</text:p>
          </table:table-cell>
          <table:table-cell table:style-name="ce4" table:formula="of:=[.A6]-[.A5]" office:value-type="time" office:time-value="PT00H01M00.000000196S" calcext:value-type="time">
            <text:p>00:01:00</text:p>
          </table:table-cell>
          <table:table-cell table:style-name="ce4" table:formula="of:=[.D6]-[.H5]" office:value-type="time" office:time-value="PT00H00M00.000000629S" calcext:value-type="time">
            <text:p>00:00:00</text:p>
          </table:table-cell>
          <table:table-cell table:formula="of:=[.H6]/[.G6]*1000000" office:value-type="float" office:value="0.0104833332990878" calcext:value-type="float">
            <text:p>0,0104833333</text:p>
          </table:table-cell>
        </table:table-row>
        <table:table-row table:style-name="ro1">
          <table:table-cell table:style-name="ce4" office:value-type="time" office:time-value="PT1009211H18M07.999999942S" calcext:value-type="time">
            <text:p>11:18:08</text:p>
          </table:table-cell>
          <table:table-cell table:style-name="ce5" office:value-type="date" office:date-value="2015-02-15" calcext:value-type="date">
            <text:p>15/02/15</text:p>
          </table:table-cell>
          <table:table-cell table:style-name="ce4" office:value-type="time" office:time-value="PT1009211H17M24.999999739S" calcext:value-type="time">
            <text:p>11:17:25</text:p>
          </table:table-cell>
          <table:table-cell table:style-name="ce4" table:formula="of:=[.A7]-[.C7]" office:value-type="time" office:time-value="PT00H00M42.999999993S" calcext:value-type="time">
            <text:p>00:00:43</text:p>
          </table:table-cell>
          <table:table-cell table:style-name="ce4" table:formula="of:=[.A7]-[.$A$3]" office:value-type="time" office:time-value="PT12H56M08.00000025S" calcext:value-type="time">
            <text:p>12:56:08</text:p>
          </table:table-cell>
          <table:table-cell table:formula="of:=[.D7]/[.E7]*1000000" office:value-type="float" office:value="923.380862239503" calcext:value-type="float">
            <text:p>923,3808622395</text:p>
          </table:table-cell>
          <table:table-cell table:style-name="ce4" table:formula="of:=[.A7]-[.A6]" office:value-type="time" office:time-value="PT10H45M07.999999775S" calcext:value-type="time">
            <text:p>10:45:08</text:p>
          </table:table-cell>
          <table:table-cell table:style-name="ce4" table:formula="of:=[.D7]-[.D6]" office:value-type="time" office:time-value="PT00H00M11.999999662S" calcext:value-type="time">
            <text:p>00:00:12</text:p>
          </table:table-cell>
          <table:table-cell table:formula="of:=[.H7]/[.G7]*1000000" office:value-type="float" office:value="310.013425185227" calcext:value-type="float">
            <text:p>310,0134251852</text:p>
          </table:table-cell>
        </table:table-row>
        <table:table-row table:style-name="ro1">
          <table:table-cell table:style-name="ce4" office:value-type="time" office:time-value="PT1009216H44M37.999999048S" calcext:value-type="time">
            <text:p>16:44:38</text:p>
          </table:table-cell>
          <table:table-cell table:style-name="ce5" office:value-type="date" office:date-value="2015-02-16" calcext:value-type="date">
            <text:p>16/02/15</text:p>
          </table:table-cell>
          <table:table-cell table:style-name="ce4" office:value-type="time" office:time-value="PT1009216H43M00.000000028S" calcext:value-type="time">
            <text:p>16:43:00</text:p>
          </table:table-cell>
          <table:table-cell table:style-name="ce4" table:formula="of:=[.A8]-[.C8]" office:value-type="time" office:time-value="PT00H01M38.000000278S" calcext:value-type="time">
            <text:p>00:01:38</text:p>
          </table:table-cell>
          <table:table-cell table:style-name="ce4" table:formula="of:=[.A8]-[.$A$3]" office:value-type="time" office:time-value="PT18H22M38.000000613S" calcext:value-type="time">
            <text:p>18:22:38</text:p>
          </table:table-cell>
          <table:table-cell table:formula="of:=[.D8]/[.E8]*1000000" office:value-type="float" office:value="1481.30234101835" calcext:value-type="float">
            <text:p>1481,3023410184</text:p>
          </table:table-cell>
          <table:table-cell table:style-name="ce4" table:formula="of:=[.A8]-[.A7]" office:value-type="time" office:time-value="PT05H26M30.000000363S" calcext:value-type="time">
            <text:p>05:26:30</text:p>
          </table:table-cell>
          <table:table-cell table:style-name="ce4" table:formula="of:=[.D8]-[.D7]" office:value-type="time" office:time-value="PT00H00M55.000000284S" calcext:value-type="time">
            <text:p>00:00:55</text:p>
          </table:table-cell>
          <table:table-cell table:formula="of:=[.H8]/[.G8]*1000000" office:value-type="float" office:value="2807.55488938136" calcext:value-type="float">
            <text:p>2807,5548893814</text:p>
          </table:table-cell>
        </table:table-row>
        <table:table-row table:style-name="ro1">
          <table:table-cell table:style-name="ce4" office:value-type="time" office:time-value="PT1009235H52M59.999999888S" calcext:value-type="time">
            <text:p>11:53:00</text:p>
          </table:table-cell>
          <table:table-cell table:style-name="ce5" office:value-type="date" office:date-value="2015-02-16" calcext:value-type="date">
            <text:p>16/02/15</text:p>
          </table:table-cell>
          <table:table-cell table:style-name="ce4" office:value-type="time" office:time-value="PT1009235H51M14.000000255S" calcext:value-type="time">
            <text:p>11:51:14</text:p>
          </table:table-cell>
          <table:table-cell table:style-name="ce4" table:formula="of:=[.A9]-[.C9]" office:value-type="time" office:time-value="PT00H01M45.999999633S" calcext:value-type="time">
            <text:p>00:01:46</text:p>
          </table:table-cell>
          <table:table-cell table:style-name="ce4" table:formula="of:=[.A9]-[.$A$3]" office:value-type="time" office:time-value="PT37H31M00.000000196S" calcext:value-type="time">
            <text:p>13:31:00</text:p>
          </table:table-cell>
          <table:table-cell table:formula="of:=[.D9]/[.E9]*1000000" office:value-type="float" office:value="784.836366302726" calcext:value-type="float">
            <text:p>784,8363663027</text:p>
          </table:table-cell>
          <table:table-cell table:style-name="ce4" table:formula="of:=[.A9]-[.A8]" office:value-type="time" office:time-value="PT19H08M21.999999583S" calcext:value-type="time">
            <text:p>19:08:22</text:p>
          </table:table-cell>
          <table:table-cell table:style-name="ce4" table:formula="of:=[.D9]-[.D8]" office:value-type="time" office:time-value="PT00H00M07.999999356S" calcext:value-type="time">
            <text:p>00:00:08</text:p>
          </table:table-cell>
          <table:table-cell table:formula="of:=[.H9]/[.G9]*1000000" office:value-type="float" office:value="116.106925140757" calcext:value-type="float">
            <text:p>116,1069251408</text:p>
          </table:table-cell>
        </table:table-row>
        <table:table-row table:style-name="ro1">
          <table:table-cell table:style-name="ce4" office:value-type="time" office:time-value="PT1009259H00M59.999999776S" calcext:value-type="time">
            <text:p>11:01:00</text:p>
          </table:table-cell>
          <table:table-cell table:style-name="ce5" office:value-type="date" office:date-value="2015-02-17" calcext:value-type="date">
            <text:p>17/02/15</text:p>
          </table:table-cell>
          <table:table-cell table:style-name="ce4" office:value-type="time" office:time-value="PT1009258H59M07.999999998S" calcext:value-type="time">
            <text:p>10:59:08</text:p>
          </table:table-cell>
          <table:table-cell table:style-name="ce4" table:formula="of:=[.A10]-[.C10]" office:value-type="time" office:time-value="PT00H01M51.999999778S" calcext:value-type="time">
            <text:p>00:01:52</text:p>
          </table:table-cell>
          <table:table-cell table:style-name="ce4" table:formula="of:=[.A10]-[.$A$3]" office:value-type="time" office:time-value="PT60H39M00.000000084S" calcext:value-type="time">
            <text:p>12:39:00</text:p>
          </table:table-cell>
          <table:table-cell table:formula="of:=[.D10]/[.E10]*1000000" office:value-type="float" office:value="512.961435275061" calcext:value-type="float">
            <text:p>512,9614352751</text:p>
          </table:table-cell>
          <table:table-cell table:style-name="ce4" table:formula="of:=[.A10]-[.A9]" office:value-type="time" office:time-value="PT23H07M59.999999888S" calcext:value-type="time">
            <text:p>23:08:00</text:p>
          </table:table-cell>
          <table:table-cell table:style-name="ce4" table:formula="of:=[.D10]-[.D9]" office:value-type="time" office:time-value="PT00H00M06.000000145S" calcext:value-type="time">
            <text:p>00:00:06</text:p>
          </table:table-cell>
          <table:table-cell table:formula="of:=[.H10]/[.G10]*1000000" office:value-type="float" office:value="72.0461112512977" calcext:value-type="float">
            <text:p>72,0461112513</text:p>
          </table:table-cell>
        </table:table-row>
        <table:table-row table:style-name="ro1">
          <table:table-cell table:style-name="ce4" office:value-type="time" office:time-value="PT1009260H56M30.000000782S" calcext:value-type="time">
            <text:p>12:56:30</text:p>
          </table:table-cell>
          <table:table-cell table:style-name="ce5" office:value-type="date" office:date-value="2015-02-17" calcext:value-type="date">
            <text:p>17/02/15</text:p>
          </table:table-cell>
          <table:table-cell table:style-name="ce4" office:value-type="time" office:time-value="PT1009260H54M29.999999972S" calcext:value-type="time">
            <text:p>12:54:30</text:p>
          </table:table-cell>
          <table:table-cell table:style-name="ce4" table:formula="of:=[.A11]-[.C11]" office:value-type="time" office:time-value="PT00H01M59.999999763S" calcext:value-type="time">
            <text:p>00:02:00</text:p>
          </table:table-cell>
          <table:table-cell table:style-name="ce4" table:formula="of:=[.A11]-[.$A$3]" office:value-type="time" office:time-value="PT62H34M30.000000042S" calcext:value-type="time">
            <text:p>14:34:30</text:p>
          </table:table-cell>
          <table:table-cell table:formula="of:=[.D11]/[.E11]*1000000" office:value-type="float" office:value="532.694099360668" calcext:value-type="float">
            <text:p>532,6940993607</text:p>
          </table:table-cell>
          <table:table-cell table:style-name="ce4" table:formula="of:=[.A11]-[.A10]" office:value-type="time" office:time-value="PT01H55M29.999999958S" calcext:value-type="time">
            <text:p>01:55:30</text:p>
          </table:table-cell>
          <table:table-cell table:style-name="ce4" table:formula="of:=[.D11]-[.D10]" office:value-type="time" office:time-value="PT00H00M07.999999984S" calcext:value-type="time">
            <text:p>00:00:08</text:p>
          </table:table-cell>
          <table:table-cell table:formula="of:=[.H11]/[.G11]*1000000" office:value-type="float" office:value="1154.40115209935" calcext:value-type="float">
            <text:p>1154,4011520994</text:p>
          </table:table-cell>
        </table:table-row>
        <table:table-row table:style-name="ro1">
          <table:table-cell table:style-name="ce4" office:value-type="time" office:time-value="PT1009263H06M12.000000207S" calcext:value-type="time">
            <text:p>15:06:12</text:p>
          </table:table-cell>
          <table:table-cell table:style-name="ce5" office:value-type="date" office:date-value="2015-02-17" calcext:value-type="date">
            <text:p>17/02/15</text:p>
          </table:table-cell>
          <table:table-cell table:style-name="ce4" office:value-type="time" office:time-value="PT1009263H03M59.999999944S" calcext:value-type="time">
            <text:p>15:04:00</text:p>
          </table:table-cell>
          <table:table-cell table:style-name="ce4" table:formula="of:=[.A12]-[.C12]" office:value-type="time" office:time-value="PT00H02M12.000000053S" calcext:value-type="time">
            <text:p>00:02:12</text:p>
          </table:table-cell>
          <table:table-cell table:style-name="ce4" table:formula="of:=[.A12]-[.$A$3]" office:value-type="time" office:time-value="PT64H44M12.000001143S" calcext:value-type="time">
            <text:p>16:44:12</text:p>
          </table:table-cell>
          <table:table-cell table:formula="of:=[.D12]/[.E12]*1000000" office:value-type="float" office:value="566.397199133037" calcext:value-type="float">
            <text:p>566,397199133</text:p>
          </table:table-cell>
          <table:table-cell table:style-name="ce4" table:formula="of:=[.A12]-[.A11]" office:value-type="time" office:time-value="PT02H09M41.999999844S" calcext:value-type="time">
            <text:p>02:09:42</text:p>
          </table:table-cell>
          <table:table-cell table:style-name="ce4" table:formula="of:=[.D12]-[.D11]" office:value-type="time" office:time-value="PT00H00M12.00000029S" calcext:value-type="time">
            <text:p>00:00:12</text:p>
          </table:table-cell>
          <table:table-cell table:formula="of:=[.H12]/[.G12]*1000000" office:value-type="float" office:value="1542.020083557" calcext:value-type="float">
            <text:p>1542,020083557</text:p>
          </table:table-cell>
        </table:table-row>
        <table:table-row table:style-name="ro1">
          <table:table-cell table:style-name="ce4" office:value-type="time" office:time-value="PT1009766H48M27.000000402S" calcext:value-type="time">
            <text:p>14:48:27</text:p>
          </table:table-cell>
          <table:table-cell table:style-name="ce5" office:value-type="date" office:date-value="2015-03-10" calcext:value-type="date">
            <text:p>10/03/15</text:p>
          </table:table-cell>
          <table:table-cell table:style-name="ce4" office:value-type="time" office:time-value="PT1009766H45M59.999999776S" calcext:value-type="time">
            <text:p>14:46:00</text:p>
          </table:table-cell>
          <table:table-cell table:style-name="ce4" table:formula="of:=[.A13]-[.C13]" office:value-type="time" office:time-value="PT00H02M27.000000416S" calcext:value-type="time">
            <text:p>00:02:27</text:p>
          </table:table-cell>
          <table:table-cell table:style-name="ce4" table:formula="of:=[.A13]-[.$A$3]" office:value-type="time" office:time-value="PT568H26M27.000001757S" calcext:value-type="time">
            <text:p>16:26:27</text:p>
          </table:table-cell>
          <table:table-cell table:formula="of:=[.D13]/[.E13]*1000000" office:value-type="float" office:value="71.8339201803837" calcext:value-type="float">
            <text:p>71,8339201804</text:p>
          </table:table-cell>
          <table:table-cell table:style-name="ce4" table:formula="of:=[.A13]-[.A12]" office:value-type="time" office:time-value="PT503H42M14.999999986S" calcext:value-type="time">
            <text:p>23:42:15</text:p>
          </table:table-cell>
          <table:table-cell table:style-name="ce4" table:formula="of:=[.D13]-[.D12]" office:value-type="time" office:time-value="PT00H00M15.000000363S" calcext:value-type="time">
            <text:p>00:00:15</text:p>
          </table:table-cell>
          <table:table-cell table:formula="of:=[.H13]/[.G13]*1000000" office:value-type="float" office:value="8.27205142089095" calcext:value-type="float">
            <text:p>8,27205142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Con el Sistema encendido</text:p>
          </table:table-cell>
          <table:table-cell table:number-columns-repeated="7"/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14:56:33.7614469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4:59:04.562309547</dc:date>
    <meta:generator>LibreOffice/4.2.7.2$Linux_X86_64 LibreOffice_project/420m0$Build-2</meta:generator>
    <meta:editing-duration>PT1H11M19S</meta:editing-duration>
    <meta:editing-cycles>6</meta:editing-cycles>
    <meta:document-statistic meta:table-count="1" meta:cell-count="95" meta:object-count="0"/>
  </office:meta>
</office:document-meta>
</file>